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named-expressions/>
      <table:table table:name="Summary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Count</text:p>
          </table:table-cell>
          <table:table-cell>
            <text:p>Exampl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 office:value-type="float" calcext:value-type="float" office:value="2" calcext:value="2">
            <text:p>2</text:p>
          </table:table-cell>
          <table:table-cell>
            <text:p>I have been teaching at the university for about twelve years, mostly in undergraduate courses, and I have tried a few different teaching formats over time.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round eight years, mostly in large introductory courses, and I had not experimented much with alternative teaching methods before this.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 office:value-type="float" calcext:value-type="float" office:value="2" calcext:value="2">
            <text:p>2</text:p>
          </table:table-cell>
          <table:table-cell>
            <text:p>I was mainly interested in finding ways to make students more actively engage with the material, especially during larger lecture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 office:value-type="float" calcext:value-type="float" office:value="1" calcext:value="1">
            <text:p>1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 office:value-type="float" calcext:value-type="float" office:value="1" calcext:value="1">
            <text:p>1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 office:value-type="float" calcext:value-type="float" office:value="2" calcext:value="2">
            <text:p>2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 office:value-type="float" calcext:value-type="float" office:value="1" calcext:value="1">
            <text:p>1</text:p>
          </table:table-cell>
          <table:table-cell>
            <text:p>I did not redesign the whole course but used the method in a few selected sessions where discussion and collaboration seemed most appropriate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 office:value-type="float" calcext:value-type="float" office:value="1" calcext:value="1">
            <text:p>1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 office:value-type="float" calcext:value-type="float" office:value="1" calcext:value="1">
            <text:p>1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 office:value-type="float" calcext:value-type="float" office:value="2" calcext:value="2">
            <text:p>2</text:p>
          </table:table-cell>
          <table:table-cell>
            <text:p>I felt that the sessions were more interactive, but they also required more preparation compared to my usual lecture format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 office:value-type="float" calcext:value-type="float" office:value="1" calcext:value="1">
            <text:p>1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 office:value-type="float" calcext:value-type="float" office:value="1" calcext:value="1">
            <text:p>1</text:p>
          </table:table-cell>
          <table:table-cell>
            <text:p>students seemed to understand the concepts better in those sessions, although I did not formally measure learning outcome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 office:value-type="float" calcext:value-type="float" office:value="2" calcext:value="2">
            <text:p>2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Perceived student learning effect</text:p>
          </table:table-cell>
          <table:table-cell>
            <text:p>No improvement or negative effect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 office:value-type="float" calcext:value-type="float" office:value="2" calcext:value="2">
            <text:p>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Student participation and engagement</text:p>
          </table:table-cell>
          <table:table-cell>
            <text:p>Low or unchanged particip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 office:value-type="float" calcext:value-type="float" office:value="1" calcext:value="1">
            <text:p>1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 office:value-type="float" calcext:value-type="float" office:value="2" calcext:value="2">
            <text:p>2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 office:value-type="float" calcext:value-type="float" office:value="1" calcext:value="1">
            <text:p>1</text:p>
          </table:table-cell>
          <table:table-cell>
            <text:p>it was difficult to fit the preparation into my regular workload, especially alongside other teaching responsibilities.</text:p>
          </table:table-cell>
        </table:table-row>
        <table:table-row>
          <table:table-cell>
            <text:p>Future intentions</text:p>
          </table:table-cell>
          <table:table-cell>
            <text:p>Continued or expanded use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 office:value-type="float" calcext:value-type="float" office:value="4" calcext:value="4">
            <text:p>4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Future intentions</text:p>
          </table:table-cell>
          <table:table-cell>
            <text:p>Discontinu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</table:table>
      <table:table table:name="Lecturer A">
        <table:table-column table:number-columns-repeated="6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rimary</text:p>
          </table:table-cell>
          <table:table-cell>
            <text:p/>
          </table:table-cell>
          <table:table-cell>
            <text:p>p0002</text:p>
          </table:table-cell>
          <table:table-cell>
            <text:p>I have been teaching at the university for about twelve years, mostly in undergraduate courses, and I have tried a few different teaching formats over time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rimary</text:p>
          </table:table-cell>
          <table:table-cell>
            <text:p/>
          </table:table-cell>
          <table:table-cell>
            <text:p>p0004</text:p>
          </table:table-cell>
          <table:table-cell>
            <text:p>I was mainly interested in finding ways to make students more actively engage with the material, especially during larger lectures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rimary</text:p>
          </table:table-cell>
          <table:table-cell>
            <text:p/>
          </table:table-cell>
          <table:table-cell>
            <text:p>p0006</text:p>
          </table:table-cell>
          <table:table-cell>
            <text:p>I did not redesign the whole course but used the method in a few selected sessions where discussion and collaboration seemed most appropriate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rimary</text:p>
          </table:table-cell>
          <table:table-cell>
            <text:p/>
          </table:table-cell>
          <table:table-cell>
            <text:p>p0008</text:p>
          </table:table-cell>
          <table:table-cell>
            <text:p>I felt that the sessions were more interactive, but they also required more preparation compared to my usual lecture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secondary</text:p>
          </table:table-cell>
          <table:table-cell>
            <text:p>preparation effort</text:p>
          </table:table-cell>
          <table:table-cell>
            <text:p>p0008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>
            <text:p>primary</text:p>
          </table:table-cell>
          <table:table-cell>
            <text:p/>
          </table:table-cell>
          <table:table-cell>
            <text:p>p0010</text:p>
          </table:table-cell>
          <table:table-cell>
            <text:p>students seemed to understand the concepts better in those sessions, although I did not formally measure learning outcome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0012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rimary</text:p>
          </table:table-cell>
          <table:table-cell>
            <text:p/>
          </table:table-cell>
          <table:table-cell>
            <text:p>p0014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p0016</text:p>
          </table:table-cell>
          <table:table-cell>
            <text:p>I plan to keep using it, but probably only in certain parts of the course rather than everywhere.</text:p>
          </table:table-cell>
        </table:table-row>
      </table:table>
      <table:table table:name="Lecturer B">
        <table:table-column table:number-columns-repeated="6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>
            <text:p>primary</text:p>
          </table:table-cell>
          <table:table-cell>
            <text:p/>
          </table:table-cell>
          <table:table-cell>
            <text:p>p0002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rimary</text:p>
          </table:table-cell>
          <table:table-cell>
            <text:p/>
          </table:table-cell>
          <table:table-cell>
            <text:p>p0004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>
            <text:p>primary</text:p>
          </table:table-cell>
          <table:table-cell>
            <text:p/>
          </table:table-cell>
          <table:table-cell>
            <text:p>p0006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>
            <text:p>primary</text:p>
          </table:table-cell>
          <table:table-cell>
            <text:p/>
          </table:table-cell>
          <table:table-cell>
            <text:p>p0008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rimary</text:p>
          </table:table-cell>
          <table:table-cell>
            <text:p/>
          </table:table-cell>
          <table:table-cell>
            <text:p>p0010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0012</text:p>
          </table:table-cell>
          <table:table-cell>
            <text:p>A small group of students participated actively, but most of the class remained passiv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rimary</text:p>
          </table:table-cell>
          <table:table-cell>
            <text:p/>
          </table:table-cell>
          <table:table-cell>
            <text:p>p0014</text:p>
          </table:table-cell>
          <table:table-cell>
            <text:p>it was difficult to fit the preparation into my regular workload, especially alongside other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p0016</text:p>
          </table:table-cell>
          <table:table-cell>
            <text:p>I am not planning to use it again unless there is more guidance or support available.</text:p>
          </table:table-cell>
        </table:table-row>
      </table:table>
      <table:table table:name="Lecturer C">
        <table:table-column table:number-columns-repeated="6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rimary</text:p>
          </table:table-cell>
          <table:table-cell>
            <text:p/>
          </table:table-cell>
          <table:table-cell>
            <text:p>p0002</text:p>
          </table:table-cell>
          <table:table-cell>
            <text:p>I have been teaching at the university for over twenty years and have regularly experimented with different teaching and assessment format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>
            <text:p>primary</text:p>
          </table:table-cell>
          <table:table-cell>
            <text:p/>
          </table:table-cell>
          <table:table-cell>
            <text:p>p0004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rimary</text:p>
          </table:table-cell>
          <table:table-cell>
            <text:p/>
          </table:table-cell>
          <table:table-cell>
            <text:p>p0006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>
            <text:p>primary</text:p>
          </table:table-cell>
          <table:table-cell>
            <text:p/>
          </table:table-cell>
          <table:table-cell>
            <text:p>p0008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rimary</text:p>
          </table:table-cell>
          <table:table-cell>
            <text:p/>
          </table:table-cell>
          <table:table-cell>
            <text:p>p0010</text:p>
          </table:table-cell>
          <table:table-cell>
            <text:p>I cannot say for certain whether this translated into measurable learning gains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secondary</text:p>
          </table:table-cell>
          <table:table-cell>
            <text:p>engagement</text:p>
          </table:table-cell>
          <table:table-cell>
            <text:p>p0010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001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>
            <text:p>primary</text:p>
          </table:table-cell>
          <table:table-cell>
            <text:p/>
          </table:table-cell>
          <table:table-cell>
            <text:p>p0014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p0016</text:p>
          </table:table-cell>
          <table:table-cell>
            <text:p>I intend to continue using the method, but I may adapt it further based on feedback and available support.</text:p>
          </table:table-cell>
        </table:table-row>
      </table:table>
      <table:table table:name="Lecturer D">
        <table:table-column table:number-columns-repeated="6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rimary</text:p>
          </table:table-cell>
          <table:table-cell>
            <text:p/>
          </table:table-cell>
          <table:table-cell>
            <text:p>p0002</text:p>
          </table:table-cell>
          <table:table-cell>
            <text:p>I have been teaching for around eight years, mostly in large introductory courses, and I had not experimented much with alternative teaching methods before this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rimary</text:p>
          </table:table-cell>
          <table:table-cell>
            <text:p/>
          </table:table-cell>
          <table:table-cell>
            <text:p>p0004</text:p>
          </table:table-cell>
          <table:table-cell>
            <text:p>I was also hoping it might help students engage more actively during lectures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rimary</text:p>
          </table:table-cell>
          <table:table-cell>
            <text:p/>
          </table:table-cell>
          <table:table-cell>
            <text:p>p0006</text:p>
          </table:table-cell>
          <table:table-cell>
            <text:p>I applied the method throughout the semester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rimary</text:p>
          </table:table-cell>
          <table:table-cell>
            <text:p/>
          </table:table-cell>
          <table:table-cell>
            <text:p>p0008</text:p>
          </table:table-cell>
          <table:table-cell>
            <text:p>Teaching became more interactive, but it also felt more demanding and required me to rethink how I plan each session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secondary</text:p>
          </table:table-cell>
          <table:table-cell>
            <text:p>increased_demand</text:p>
          </table:table-cell>
          <table:table-cell>
            <text:p>p0008</text:p>
          </table:table-cell>
          <table:table-cell>
            <text:p>it also felt more demanding and required me to rethink how I plan each session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0010</text:p>
          </table:table-cell>
          <table:table-cell>
            <text:p>Students participated more and asked more quest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secondary</text:p>
          </table:table-cell>
          <table:table-cell>
            <text:p>uncertain_learning_outcome</text:p>
          </table:table-cell>
          <table:table-cell>
            <text:p>p0010</text:p>
          </table:table-cell>
          <table:table-cell>
            <text:p>but I am not sure whether this led to better exam result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0012</text:p>
          </table:table-cell>
          <table:table-cell>
            <text:p>Some students became much more involved over time, while others remained passive despite the new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rimary</text:p>
          </table:table-cell>
          <table:table-cell>
            <text:p/>
          </table:table-cell>
          <table:table-cell>
            <text:p>p0014</text:p>
          </table:table-cell>
          <table:table-cell>
            <text:p>The method fit reasonably well once established, but the initial preparation phase required significant additional effort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p0016</text:p>
          </table:table-cell>
          <table:table-cell>
            <text:p>I would consider continuing to use it if the workload can be reduced and if there is clearer evidence of learning benefits.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